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9">C</text:span><text:span text:style-name="_34_7">O</text:span><text:span text:style-name="_36_9">M</text:span><text:span text:style-name="_32_3">P</text:span><text:span text:style-name="_34_7">U</text:span><text:span text:style-name="_35_8">T</text:span><text:span text:style-name="_32_5">I</text:span><text:span text:style-name="_33_3">N</text:span><text:span text:style-name="_36_9">G</text:span><text:span text:style-name="_31_"> </text:span><text:span text:style-name="_34_5">M</text:span><text:span text:style-name="_35_8">A</text:span><text:span text:style-name="_31_3">C</text:span><text:span text:style-name="_34_9">H</text:span><text:span text:style-name="_36_5">I</text:span><text:span text:style-name="_39_">N</text:span><text:span text:style-name="_35_0">E</text:span><text:span text:style-name="_37_0">R</text:span><text:span text:style-name="_38_">Y</text:span><text:span text:style-name="_32_6"> </text:span><text:span text:style-name="_37_2">A</text:span><text:span text:style-name="_32_0">N</text:span><text:span text:style-name="_34_9">D</text:span><text:span text:style-name="_35_1"> </text:span><text:span text:style-name="_37_">I</text:span><text:span text:style-name="_34_2">N</text:span><text:span text:style-name="_36_5">T</text:span><text:span text:style-name="_39_">E</text:span><text:span text:style-name="_34_0">L</text:span><text:span text:style-name="_36_8">L</text:span><text:span text:style-name="_32_4">I</text:span><text:span text:style-name="_33_5">G</text:span><text:span text:style-name="_36_8">E</text:span><text:span text:style-name="_32_4">N</text:span><text:span text:style-name="_33_3">C</text:span><text:span text:style-name="_35_7">E</text:span></text:p>
      <text:p text:style-name="P1"><text:span text:style-name="_31_3">B</text:span><text:span text:style-name="_33_5">y</text:span><text:span text:style-name="_35_1"> </text:span><text:span text:style-name="_37_">A</text:span><text:span text:style-name="_34_5">.</text:span><text:span text:style-name="_35_1"> </text:span><text:span text:style-name="_31_3">M</text:span><text:span text:style-name="_34_0">.</text:span><text:span text:style-name="_35_1"> </text:span><text:span text:style-name="_32_4">T</text:span><text:span text:style-name="_34_2">u</text:span><text:span text:style-name="_37_2">r</text:span><text:span text:style-name="_31_2">i</text:span><text:span text:style-name="_35_0">n</text:span><text:span text:style-name="_37_0">g</text:span></text:p>
      <text:p text:style-name="P1"><text:span text:style-name="_32_4">1</text:span><text:span text:style-name="_33_4">.</text:span><text:span text:style-name="_35_1"> </text:span><text:span text:style-name="_31_5">T</text:span><text:span text:style-name="_34_3">h</text:span><text:span text:style-name="_36_0">e</text:span><text:span text:style-name="_31_"> </text:span><text:span text:style-name="_33_3">I</text:span><text:span text:style-name="_35_9">m</text:span><text:span text:style-name="_32_2">i</text:span><text:span text:style-name="_33_5">t</text:span><text:span text:style-name="_37_5">a</text:span><text:span text:style-name="_32_3">t</text:span><text:span text:style-name="_33_4">i</text:span><text:span text:style-name="_36_4">o</text:span><text:span text:style-name="_39_">n</text:span><text:span text:style-name="_32_6"> </text:span><text:span text:style-name="_37_4">G</text:span><text:span text:style-name="_31_0">a</text:span><text:span text:style-name="_33_8">m</text:span><text:span text:style-name="_36_0">e</text:span></text:p>
      <text:p text:style-name="P1"><text:span text:style-name="_38_">I</text:span><text:span text:style-name="_32_6"> </text:span><text:span text:style-name="_37_0">p</text:span><text:span text:style-name="_37_">r</text:span><text:span text:style-name="_33_7">o</text:span><text:span text:style-name="_36_3">p</text:span><text:span text:style-name="_37_">o</text:span><text:span text:style-name="_34_3">s</text:span><text:span text:style-name="_36_2">e</text:span><text:span text:style-name="_31_"> </text:span><text:span text:style-name="_33_4">t</text:span><text:span text:style-name="_36_7">o</text:span><text:span text:style-name="_31_"> </text:span><text:span text:style-name="_33_7">c</text:span><text:span text:style-name="_36_9">o</text:span><text:span text:style-name="_32_2">n</text:span><text:span text:style-name="_33_3">s</text:span><text:span text:style-name="_37_2">i</text:span><text:span text:style-name="_32_2">d</text:span><text:span text:style-name="_34_2">e</text:span><text:span text:style-name="_37_2">r</text:span><text:span text:style-name="_31_"> </text:span><text:span text:style-name="_33_8">t</text:span><text:span text:style-name="_35_8">h</text:span><text:span text:style-name="_31_3">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6:25.96</meta:creation-date>
    <dc:title>Haathi</dc:title>
    <meta:editing-duration>PT7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4" meta:word-count="17" meta:character-count="97"/>
    <dc:date>2016-02-23T10:16:32.72</dc:date>
    <meta:template xlink:type="simple" xlink:actuate="onRequest" xlink:title="Haathi" xlink:href="file:///C:/Users/kwa/AppData/Roaming/OpenOffice/4/user/template/Haathi.ott" meta:date="2016-02-23T10:16:25.51"/>
  </office:meta>
</office:document-meta>
</file>